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Ja|Nein-Objekt is communicative object. It is made from electronics, metal and logic and hangs from the ceiling. It constantly measures the distance to it's environment. Via synthesized computer voice, it speaks inviting or repelling statements depending of the proximity of people around it. It has no feelings. It directs. You have the choice. </text:p>
      <text:p text:style-name="P1"/>
      <text:p text:style-name="P1">In the course of the evening, it will change its way of functioning a few times. One of the ways is inspired by Joseph Beuys' perfomance <text:span text:style-name="T1">Ja ja ja ja ja, nee nee nee nee nee</text:span>, performed at Staatliche Kunstakademie Düsseldorf in 1968. </text:p>
      <text:p text:style-name="P1"/>
      <text:p text:style-name="P1">----</text:p>
      <text:p text:style-name="P1"><text:span text:style-name="T1">Hang Beuys</text:span><text:s/>is an interactive object to hang from the ceiling of the Zona Dynamic exhibition. It speaks out positive or negative affirmations depending on the distance of people around. It is inspired by Joseph Beuys' perfomance <text:span text:style-name="T1">Ja ja ja ja ja, nee nee nee nee nee</text:span>, performed at Staatliche Kunstakademie Düsseldorf in 1968. In it's computerized and interactive version, it acts out (or: lets you act out) not only the semantic but also the interpersonal dynamics of ambivalence. Yet, the computer voice has no feelings. Please respect the artist, instea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meta:initial-creator>Holger Heißmeyer</meta:initial-creator>
  </office:meta>
</office:document-meta>
</file>